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25-11-17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25-07-22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25-05-19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25-03-10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24-12-17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24-07-29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24-04-22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24-02-0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23-10-18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23-08-26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23-04-13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23-02-07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22-10-24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22-08-17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22-06-08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22-02-11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21-08-03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21-04-22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21-03-04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20-10-27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20-09-08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20-04-09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20-02-05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19-09-04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19-06-21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19-03-12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18-06-12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17-11-27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17-09-26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17-03-28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16-12-1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16-09-29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16-06-01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16-02-23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15-12-15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15-09-28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15-07-1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15-03-25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14-12-1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14-09-18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14-06-24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14-03-27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13-12-18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13-09-20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13-06-25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13-03-14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12-11-29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12-08-21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12-05-31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12-03-01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11-12-02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11-09-12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11-05-26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11-03-08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10-11-1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10-08-31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10-06-10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10-03-04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09-12-07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09-09-15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09-05-19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09-03-11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08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08-08-26 1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08-05-07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08-01-31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07-11-26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07-08-27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07-06-06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07-02-28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06-11-28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06-07-25 1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06-05-01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0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05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0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0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0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0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0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0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0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03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0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03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0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02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0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0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0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0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0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0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0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0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0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00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2000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7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7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6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5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5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5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4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4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4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3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3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3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3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2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2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2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2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2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1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1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1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1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0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0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0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0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0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0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90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9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9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9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9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9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9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9-02-2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9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8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8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8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8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7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7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7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7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6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6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6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6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6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5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4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4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4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4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4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4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3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3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3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2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2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2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2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2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1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1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1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1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1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1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1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1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1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0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0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0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0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0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0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0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0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0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0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80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79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79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79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79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79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79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79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79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79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79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79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78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78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7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7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78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78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78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78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7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7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7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09075560803</text:p>
          </table:table-cell>
          <table:table-cell office:value-type="string" calcext:value-type="string">
            <text:p>63G 17 SOW 104A</text:p>
          </table:table-cell>
          <table:table-cell office:value-type="string" calcext:value-type="string">
            <text:p>1977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72" meta:object-count="0"/>
    <meta:user-defined meta:name="AppVersion">3.0</meta:user-defined>
  </office:meta>
</office:document-meta>
</file>